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7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1">
      <style:table-cell-properties fo:background-color="#cccccc" fo:border="0.74pt solid #000000"/>
    </style:style>
    <style:style style:name="ce7" style:family="table-cell" style:parent-style-name="Default" style:data-style-name="N110">
      <style:table-cell-properties fo:background-color="#cccccc" fo:border="0.74pt solid #000000"/>
    </style:style>
    <style:style style:name="ce8" style:family="table-cell" style:parent-style-name="Default" style:data-style-name="N110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aN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média de tempos para tabelas com inicio n/2 x n/2</text:p>
          </table:table-cell>
          <table:covered-table-cell table:number-columns-repeated="6" table:style-name="ce3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<text:s/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5x5</text:p>
          </table:table-cell>
          <table:table-cell table:style-name="ce3" office:value-type="float" office:value="0.00064985" calcext:value-type="float">
            <text:p>0,00064985</text:p>
          </table:table-cell>
          <table:table-cell table:style-name="ce3" office:value-type="float" office:value="0.00056895" calcext:value-type="float">
            <text:p>0,00056895</text:p>
          </table:table-cell>
          <table:table-cell table:style-name="ce3" office:value-type="float" office:value="0.00075165" calcext:value-type="float">
            <text:p>0,00075165</text:p>
          </table:table-cell>
          <table:table-cell table:style-name="ce3" office:value-type="float" office:value="0.0011682" calcext:value-type="float">
            <text:p>0,0011682</text:p>
          </table:table-cell>
          <table:table-cell table:style-name="ce3" office:value-type="float" office:value="0.001397" calcext:value-type="float">
            <text:p>0,001397</text:p>
          </table:table-cell>
          <table:table-cell table:style-name="ce3" office:value-type="float" office:value="0.0020949" calcext:value-type="float">
            <text:p>0,0020949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6x6</text:p>
          </table:table-cell>
          <table:table-cell table:style-name="ce4" office:value-type="float" office:value="0.732215" calcext:value-type="float">
            <text:p>0,732215</text:p>
          </table:table-cell>
          <table:table-cell table:style-name="ce4" office:value-type="float" office:value="0.737332" calcext:value-type="float">
            <text:p>0,737332</text:p>
          </table:table-cell>
          <table:table-cell table:style-name="ce4" office:value-type="float" office:value="0.0137158" calcext:value-type="float">
            <text:p>0,0137158</text:p>
          </table:table-cell>
          <table:table-cell table:style-name="ce4" office:value-type="float" office:value="0.00081505" calcext:value-type="float">
            <text:p>0,00081505</text:p>
          </table:table-cell>
          <table:table-cell table:style-name="ce4" office:value-type="float" office:value="0.00114085" calcext:value-type="float">
            <text:p>0,00114085</text:p>
          </table:table-cell>
          <table:table-cell table:style-name="ce4" office:value-type="float" office:value="0.0021856" calcext:value-type="float">
            <text:p>0,0021856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7x7</text:p>
          </table:table-cell>
          <table:table-cell table:style-name="ce3" office:value-type="float" office:value="256.613" calcext:value-type="float">
            <text:p>256,613</text:p>
          </table:table-cell>
          <table:table-cell table:style-name="ce3" office:value-type="float" office:value="6.62609" calcext:value-type="float">
            <text:p>6,62609</text:p>
          </table:table-cell>
          <table:table-cell table:style-name="ce3" office:value-type="float" office:value="6.66124" calcext:value-type="float">
            <text:p>6,66124</text:p>
          </table:table-cell>
          <table:table-cell table:style-name="ce3" office:value-type="float" office:value="1.16165" calcext:value-type="float">
            <text:p>1,16165</text:p>
          </table:table-cell>
          <table:table-cell table:style-name="ce3" office:value-type="float" office:value="1.16631" calcext:value-type="float">
            <text:p>1,16631</text:p>
          </table:table-cell>
          <table:table-cell table:style-name="ce3" office:value-type="float" office:value="1.1799" calcext:value-type="float">
            <text:p>1,1799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" table:number-columns-repeated="6"/>
          <table:table-cell/>
          <table:table-cell table:style-name="Default"/>
        </table:table-row>
        <table:table-row table:style-name="ro1" table:number-rows-repeated="5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<text:s/>Speedup relativo para tabelas com inicio em n/2 x n/2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<text:s/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5x5</text:p>
          </table:table-cell>
          <table:table-cell table:style-name="ce3" table:formula="of:=QUOTIENT([.$B$3];[.B3])" office:value-type="float" office:value="1" calcext:value-type="float">
            <text:p>1</text:p>
          </table:table-cell>
          <table:table-cell table:style-name="ce7" table:formula="of:=[.$B$3] / [.C3]" office:value-type="float" office:value="1.14219175674488" calcext:value-type="float">
            <text:p>1,14219</text:p>
          </table:table-cell>
          <table:table-cell table:style-name="ce7" table:formula="of:=[.$B$3] / [.D3]" office:value-type="float" office:value="0.864564624492783" calcext:value-type="float">
            <text:p>0,86456</text:p>
          </table:table-cell>
          <table:table-cell table:style-name="ce7" table:formula="of:=[.$B$3] / [.E3]" office:value-type="float" office:value="0.55628317068995" calcext:value-type="float">
            <text:p>0,55628</text:p>
          </table:table-cell>
          <table:table-cell table:style-name="ce7" table:formula="of:=[.$B$3] / [.F3]" office:value-type="float" office:value="0.465175375805297" calcext:value-type="float">
            <text:p>0,46518</text:p>
          </table:table-cell>
          <table:table-cell table:style-name="ce7" table:formula="of:=[.$B$3] / [.G3]" office:value-type="float" office:value="0.310205737744045" calcext:value-type="float">
            <text:p>0,310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6x6</text:p>
          </table:table-cell>
          <table:table-cell table:style-name="ce4" table:formula="of:=QUOTIENT([.$B$4];[.B4])" office:value-type="float" office:value="1" calcext:value-type="float">
            <text:p>1</text:p>
          </table:table-cell>
          <table:table-cell table:style-name="ce8" table:formula="of:=[.$B$4]/[.C4]" office:value-type="float" office:value="0.993060114032756" calcext:value-type="float">
            <text:p>0,99306</text:p>
          </table:table-cell>
          <table:table-cell table:style-name="ce8" table:formula="of:=[.$B$4]/[.D4]" office:value-type="float" office:value="53.3847825135975" calcext:value-type="float">
            <text:p>53,38478</text:p>
          </table:table-cell>
          <table:table-cell table:style-name="ce8" table:formula="of:=[.$B$4]/[.E4]" office:value-type="float" office:value="898.368198270045" calcext:value-type="float">
            <text:p>898,36820</text:p>
          </table:table-cell>
          <table:table-cell table:style-name="ce8" table:formula="of:=[.$B$4]/[.F4]" office:value-type="float" office:value="641.815313143709" calcext:value-type="float">
            <text:p>641,81531</text:p>
          </table:table-cell>
          <table:table-cell table:style-name="ce8" table:formula="of:=[.$B$4]/[.G4]" office:value-type="float" office:value="335.017844070278" calcext:value-type="float">
            <text:p>335,0178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7x7</text:p>
          </table:table-cell>
          <table:table-cell table:style-name="ce6" table:formula="of:=[.$B$5]/[.B5]" office:value-type="float" office:value="1" calcext:value-type="float">
            <text:p>1</text:p>
          </table:table-cell>
          <table:table-cell table:style-name="ce7" table:formula="of:=[.$B$5]/[.C5]" office:value-type="float" office:value="38.7276659387361" calcext:value-type="float">
            <text:p>38,72767</text:p>
          </table:table-cell>
          <table:table-cell table:style-name="ce7" table:formula="of:=[.$B$5]/[.D5]" office:value-type="float" office:value="38.5233079726898" calcext:value-type="float">
            <text:p>38,52331</text:p>
          </table:table-cell>
          <table:table-cell table:style-name="ce7" table:formula="of:=[.$B$5]/[.E5]" office:value-type="float" office:value="220.903886712865" calcext:value-type="float">
            <text:p>220,90389</text:p>
          </table:table-cell>
          <table:table-cell table:style-name="ce7" table:formula="of:=[.$B$5]/[.F5]" office:value-type="float" office:value="220.021263643457" calcext:value-type="float">
            <text:p>220,02126</text:p>
          </table:table-cell>
          <table:table-cell table:style-name="ce7" table:formula="of:=[.$B$5]/[.G5]" office:value-type="float" office:value="217.487075175862" calcext:value-type="float">
            <text:p>217,48708</text:p>
          </table:table-cell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<text:s/>Eficiência para tabelas com inicio em n/2 x n/2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<text:s/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5x5</text:p>
          </table:table-cell>
          <table:table-cell table:style-name="ce6" table:formula="of:=[.$B$3]/([.C25]*[.B3])" office:value-type="float" office:value="1" calcext:value-type="float">
            <text:p>1</text:p>
          </table:table-cell>
          <table:table-cell table:style-name="ce7" table:formula="of:=[.$B$3]/([.D25]*[.C3])" office:value-type="float" office:value="0.57109587837244" calcext:value-type="float">
            <text:p>0,57110</text:p>
          </table:table-cell>
          <table:table-cell table:style-name="ce7" table:formula="of:=[.$B$3]/([.E25]*[.D3])" office:value-type="float" office:value="0.216141156123196" calcext:value-type="float">
            <text:p>0,21614</text:p>
          </table:table-cell>
          <table:table-cell table:style-name="ce7" table:formula="of:=[.$B$3]/([.F25]*[.E3])" office:value-type="float" office:value="0.0695353963362438" calcext:value-type="float">
            <text:p>0,06954</text:p>
          </table:table-cell>
          <table:table-cell table:style-name="ce7" table:formula="of:=[.$B$3]/([.G25]*[.F3])" office:value-type="float" office:value="0.0290734609878311" calcext:value-type="float">
            <text:p>0,02907</text:p>
          </table:table-cell>
          <table:table-cell table:style-name="ce7" table:formula="of:=[.$B$3]/([.H25]*[.G3])" office:value-type="float" office:value="0.00969392930450141" calcext:value-type="float">
            <text:p>0,0096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6x6</text:p>
          </table:table-cell>
          <table:table-cell table:style-name="ce6" table:formula="of:=[.$B$4]/([.C25]*[.B4])" office:value-type="float" office:value="1" calcext:value-type="float">
            <text:p>1</text:p>
          </table:table-cell>
          <table:table-cell table:style-name="ce7" table:formula="of:=[.$B$4]/([.D25]*[.C4])" office:value-type="float" office:value="0.496530057016378" calcext:value-type="float">
            <text:p>0,49653</text:p>
          </table:table-cell>
          <table:table-cell table:style-name="ce7" table:formula="of:=[.$B$4]/([.E25]*[.D4])" office:value-type="float" office:value="13.3461956283994" calcext:value-type="float">
            <text:p>13,34620</text:p>
          </table:table-cell>
          <table:table-cell table:style-name="ce7" table:formula="of:=[.$B$4]/([.F25]*[.E4])" office:value-type="float" office:value="112.296024783756" calcext:value-type="float">
            <text:p>112,29602</text:p>
          </table:table-cell>
          <table:table-cell table:style-name="ce7" table:formula="of:=[.$B$4]/([.G25]*[.F4])" office:value-type="float" office:value="40.1134570714818" calcext:value-type="float">
            <text:p>40,11346</text:p>
          </table:table-cell>
          <table:table-cell table:style-name="ce7" table:formula="of:=[.$B$4]/([.H25]*[.G4])" office:value-type="float" office:value="10.4693076271962" calcext:value-type="float">
            <text:p>10,4693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7x7</text:p>
          </table:table-cell>
          <table:table-cell table:style-name="ce6" table:formula="of:=[.$B$5]/([.C25]*[.B5])" office:value-type="float" office:value="1" calcext:value-type="float">
            <text:p>1</text:p>
          </table:table-cell>
          <table:table-cell table:style-name="ce7" table:formula="of:=[.$B$5]/([.D25]*[.C5])" office:value-type="float" office:value="19.3638329693681" calcext:value-type="float">
            <text:p>19,36383</text:p>
          </table:table-cell>
          <table:table-cell table:style-name="ce7" table:formula="of:=[.$B$5]/([.E25]*[.D5])" office:value-type="float" office:value="9.63082699317244" calcext:value-type="float">
            <text:p>9,63083</text:p>
          </table:table-cell>
          <table:table-cell table:style-name="ce7" table:formula="of:=[.$B$5]/([.F25]*[.E5])" office:value-type="float" office:value="27.6129858391082" calcext:value-type="float">
            <text:p>27,61299</text:p>
          </table:table-cell>
          <table:table-cell table:style-name="ce7" table:formula="of:=[.$B$5]/([.G25]*[.F5])" office:value-type="float" office:value="13.751328977716" calcext:value-type="float">
            <text:p>13,75133</text:p>
          </table:table-cell>
          <table:table-cell table:style-name="ce7" table:formula="of:=[.$B$5]/([.H25]*[.G5])" office:value-type="float" office:value="6.7964710992457" calcext:value-type="float">
            <text:p>6,79647</text:p>
          </table:table-cell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03:29:35.718126906</dc:date>
    <meta:editing-duration>PT8M31S</meta:editing-duration>
    <meta:editing-cycles>1</meta:editing-cycles>
    <meta:document-statistic meta:table-count="1" meta:cell-count="87" meta:object-count="0"/>
    <meta:generator>LibreOffice/7.3.7.2$Linux_X86_64 LibreOffice_project/30$Build-2</meta:generator>
  </office:meta>
</office:document-meta>
</file>